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E1000000E1FBE69313DC80A928.jpg" manifest:media-type="image/jpeg"/>
  <manifest:file-entry manifest:full-path="Pictures/10000000000000E1000000E14415D3F5386D6F6D.jpg" manifest:media-type="image/jpeg"/>
  <manifest:file-entry manifest:full-path="Pictures/10000000000000E7000000DA1C3374A2DC84D813.jpg" manifest:media-type="image/jpeg"/>
  <manifest:file-entry manifest:full-path="Pictures/10000000000003200000044218EA4C9D1130C8A1.jpg" manifest:media-type="image/jpeg"/>
  <manifest:file-entry manifest:full-path="Pictures/10000000000000DD000000E4A881E4A63D256FB8.jpg" manifest:media-type="image/jpeg"/>
  <manifest:file-entry manifest:full-path="Pictures/1000020100000258000002584EFFF500903452A9.png" manifest:media-type="image/png"/>
  <manifest:file-entry manifest:full-path="Pictures/10000000000000E1000000E1EF4593F095EDB5AB.jpg" manifest:media-type="image/jpeg"/>
  <manifest:file-entry manifest:full-path="Pictures/100000000000022600000226F2A91FC68BBCBA26.jpg" manifest:media-type="image/jpeg"/>
  <manifest:file-entry manifest:full-path="Pictures/10000000000007300000090068B707756C06EFC7.jpg" manifest:media-type="image/jpeg"/>
  <manifest:file-entry manifest:full-path="Pictures/10000000000004B0000003DB7DDA784538EE613C.jpg" manifest:media-type="image/jpeg"/>
  <manifest:file-entry manifest:full-path="Pictures/10000000000002000000020089C0BEAE326AB700.jpg" manifest:media-type="image/jpeg"/>
  <manifest:file-entry manifest:full-path="Pictures/1000000000000449000005000E0AC252128F1B5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5.394cm" fo:min-width="5.59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2cm" fo:min-width="0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7.145cm" fo:min-width="10.457cm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7cm, 0.515cm, 1.102cm, 0.423cm)" draw:image-opacity="100%" style:mirror="none"/>
    </style:style>
    <style:style style:name="gr9" style:family="graphic" style:parent-style-name="objectwithoutfill">
      <style:graphic-properties svg:stroke-width="0.053cm" svg:stroke-color="#ff00cc" draw:marker-start="" draw:marker-start-width="0.379cm" draw:marker-end="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8cm" fo:min-width="0cm"/>
      <style:paragraph-properties style:writing-mode="lr-tb"/>
    </style:style>
    <style:style style:name="gr11" style:family="graphic" style:parent-style-name="objectwithoutfill">
      <style:graphic-properties svg:stroke-width="0.106cm" svg:stroke-color="#330099" draw:marker-start="" draw:marker-start-width="0.458cm" draw:marker-end="" draw:marker-end-width="0.458cm" draw:fill="solid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13" style:family="graphic" style:parent-style-name="objectwithoutfill">
      <style:graphic-properties svg:stroke-width="0.035cm" svg:stroke-color="#ff3333" draw:marker-start="" draw:marker-start-width="0.352cm" draw:marker-end="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000000" draw:marker-start="" draw:marker-start-width="0.458cm" draw:marker-end="" draw:marker-end-width="0.458cm" draw:fill="solid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028cm" svg:stroke-color="#006633" draw:marker-start="" draw:marker-start-width="0.342cm" draw:marker-end="" draw:marker-end-width="0.342cm" draw:fill="solid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  <style:paragraph-properties style:writing-mode="lr-tb"/>
    </style:style>
    <style:style style:name="gr18" style:family="graphic" style:parent-style-name="objectwithoutfill">
      <style:graphic-properties svg:stroke-color="#006633" draw:marker-start="" draw:marker-start-width="0.3cm" draw:marker-end="" draw:marker-end-width="0.3cm" draw:fill="solid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56cm, 4.412cm, 0cm, 4.108cm)" draw:image-opacity="100%" style:mirror="none"/>
    </style:style>
    <style:style style:name="gr20" style:family="graphic" style:parent-style-name="objectwithoutfill">
      <style:graphic-properties svg:stroke-width="0.106cm" svg:stroke-color="#330099" draw:marker-start="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035cm" svg:stroke-color="#000000" draw:marker-start="" draw:marker-start-width="0.352cm" draw:marker-end="" draw:marker-end-width="0.352cm" draw:fill="solid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1cm" fo:min-width="0cm"/>
      <style:paragraph-properties style:writing-mode="lr-tb"/>
    </style:style>
    <style:style style:name="gr23" style:family="graphic" style:parent-style-name="objectwithoutfill">
      <style:graphic-properties svg:stroke-width="0.035cm" svg:stroke-color="#006633" draw:marker-start="" draw:marker-start-width="0.352cm" draw:marker-end="" draw:marker-end-width="0.352cm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6633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5" style:family="graphic" style:parent-style-name="objectwithoutfill">
      <style:graphic-properties svg:stroke-width="0.028cm" svg:stroke-color="#006600" draw:marker-start="" draw:marker-start-width="0.342cm" draw:marker-end="" draw:marker-end-width="0.342cm" draw:fill="solid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0cm"/>
      <style:paragraph-properties style:writing-mode="lr-tb"/>
    </style:style>
    <style:style style:name="gr27" style:family="graphic" style:parent-style-name="objectwithoutfill">
      <style:graphic-properties svg:stroke-width="0.106cm" svg:stroke-color="#000000" draw:marker-start="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ffffff"/>
      <style:paragraph-properties fo:text-align="center"/>
      <style:text-properties style:font-name="Courier New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/>
      <style:paragraph-properties fo:text-align="center"/>
      <style:text-properties style:font-name="Courier New" fo:font-size="10pt" style:font-size-asian="10pt" style:font-size-complex="10pt"/>
    </style:style>
    <style:style style:name="P8" style:family="paragraph">
      <style:text-properties style:font-name="Courier New" fo:font-size="10pt" style:font-size-asian="10pt" style:font-size-complex="10pt"/>
    </style:style>
    <style:style style:name="P9" style:family="paragraph">
      <loext:graphic-properties draw:fill="none" draw:fill-color="#ffffff"/>
      <style:text-properties style:font-name="Courier New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092cm" svg:height="5.644cm" svg:x="1.956cm" svg:y="13.0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092cm" svg:height="5.644cm" svg:x="1.784cm" svg:y="12.6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.092cm" svg:height="5.644cm" svg:x="1.571cm" svg:y="12.176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xml:id="id1" draw:id="id1" draw:layer="layout" svg:width="3.753cm" svg:height="4.699cm" svg:x="7.858cm" svg:y="4.937cm">
          <draw:image xlink:href="Pictures/10000000000007300000090068B707756C06EFC7.jpg" xlink:type="simple" xlink:show="embed" xlink:actuate="onLoad" loext:mime-type="image/jpeg">
            <text:p/>
          </draw:image>
        </draw:frame>
        <draw:frame draw:style-name="gr3" draw:text-style-name="P2" xml:id="id2" draw:id="id2" draw:layer="layout" svg:width="3.532cm" svg:height="3.532cm" svg:x="1.595cm" svg:y="1.532cm">
          <draw:image xlink:href="Pictures/1000020100000258000002584EFFF500903452A9.png" xlink:type="simple" xlink:show="embed" xlink:actuate="onLoad" loext:mime-type="image/png">
            <text:p/>
          </draw:image>
        </draw:frame>
        <draw:connector draw:style-name="gr4" draw:text-style-name="P3" draw:layer="layout" draw:type="curve" svg:x1="9.734cm" svg:y1="4.937cm" svg:x2="5.127cm" svg:y2="3.298cm" draw:start-shape="id1" draw:start-glue-point="0" draw:end-shape="id2" draw:end-glue-point="1" svg:d="M9734 4937c0-1093-1535-1639-4607-1639" svg:viewBox="0 0 4608 1640">
          <text:p/>
        </draw:connector>
        <draw:frame draw:style-name="gr5" draw:text-style-name="P5" draw:layer="layout" svg:width="1.188cm" svg:height="0.725cm" svg:x="5.273cm" svg:y="4.847cm">
          <draw:text-box>
            <text:p text:style-name="P4"><text:span text:style-name="T1">u</text:span><text:span text:style-name="T1">s</text:span><text:span text:style-name="T1">b</text:span></text:p>
          </draw:text-box>
        </draw:frame>
        <draw:g>
          <draw:g>
            <draw:custom-shape draw:style-name="gr6" draw:text-style-name="P6" draw:layer="layout" svg:width="10.991cm" svg:height="7.429cm" svg:x="15.409cm" svg:y="8.55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0.991cm" svg:height="7.429cm" svg:x="15.062cm" svg:y="8.27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0.991cm" svg:height="7.429cm" svg:x="14.716cm" svg:y="7.98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2" xml:id="id3" draw:id="id3" draw:layer="layout" svg:width="2.697cm" svg:height="3.079cm" svg:x="15.488cm" svg:y="9.571cm">
            <draw:image xlink:href="Pictures/10000000000003200000044218EA4C9D1130C8A1.jpg" xlink:type="simple" xlink:show="embed" xlink:actuate="onLoad" loext:mime-type="image/jpeg">
              <text:p/>
            </draw:image>
          </draw:frame>
          <draw:frame draw:style-name="gr2" draw:text-style-name="P2" xml:id="id4" draw:id="id4" draw:layer="layout" svg:width="3.44cm" svg:height="3.939cm" svg:x="21.744cm" svg:y="8.537cm">
            <draw:image xlink:href="Pictures/10000000000000E1000000E14415D3F5386D6F6D.jpg" xlink:type="simple" xlink:show="embed" xlink:actuate="onLoad" loext:mime-type="image/jpeg">
              <text:p/>
            </draw:image>
          </draw:frame>
        </draw:g>
        <draw:frame draw:style-name="gr8" draw:text-style-name="P2" xml:id="id5" draw:id="id5" draw:layer="layout" svg:width="3.873cm" svg:height="2.73cm" svg:x="13.636cm" svg:y="17.192cm">
          <draw:image xlink:href="Pictures/10000000000000E7000000DA1C3374A2DC84D813.jpg" xlink:type="simple" xlink:show="embed" xlink:actuate="onLoad" loext:mime-type="image/jpeg">
            <text:p/>
          </draw:image>
        </draw:frame>
        <draw:connector draw:style-name="gr9" draw:text-style-name="P7" draw:layer="layout" draw:line-skew="-1.159cm" svg:x1="11.807cm" svg:y1="9.062cm" svg:x2="15.488cm" svg:y2="11.11cm" draw:end-shape="id3" draw:end-glue-point="3" svg:d="M11807 9062h432v2048h3249" svg:viewBox="0 0 3682 2049">
          <text:p text:style-name="P2"/>
        </draw:connector>
        <draw:frame draw:style-name="gr10" draw:text-style-name="P9" draw:layer="layout" svg:width="1.349cm" svg:height="2.241cm" svg:x="12.747cm" svg:y="8.03cm">
          <draw:text-box>
            <text:p text:style-name="P8">pul<text:line-break/>dir<text:line-break/>ena<text:line-break/>alrm<text:line-break/>gnd</text:p>
          </draw:text-box>
        </draw:frame>
        <draw:connector draw:style-name="gr11" draw:text-style-name="P7" draw:layer="layout" draw:line-skew="0.339cm" svg:x1="18.185cm" svg:y1="11.11cm" svg:x2="21.744cm" svg:y2="10.506cm" draw:start-shape="id3" draw:start-glue-point="1" draw:end-shape="id4" svg:d="M18185 11110h2119v-604h1440" svg:viewBox="0 0 3560 605">
          <text:p/>
        </draw:connector>
        <draw:frame draw:style-name="gr12" draw:text-style-name="P9" draw:layer="layout" svg:width="1.56cm" svg:height="0.649cm" svg:x="20.141cm" svg:y="11.414cm">
          <draw:text-box>
            <text:p text:style-name="P8">u/v/w</text:p>
          </draw:text-box>
        </draw:frame>
        <draw:connector draw:style-name="gr13" draw:text-style-name="P7" draw:layer="layout" svg:x1="18.185cm" svg:y1="11.11cm" svg:x2="21.452cm" svg:y2="9.255cm" draw:start-shape="id3" svg:d="M18185 11110h1884v-1855h1383" svg:viewBox="0 0 3268 1856">
          <text:p/>
        </draw:connector>
        <draw:frame draw:style-name="gr14" draw:text-style-name="P9" draw:layer="layout" svg:width="2.195cm" svg:height="1.445cm" svg:x="17.827cm" svg:y="8.127cm">
          <draw:text-box>
            <text:p text:style-name="P8">eb+/eb-<text:line-break/>ea+/ea-<text:line-break/>vcc/egnd</text:p>
          </draw:text-box>
        </draw:frame>
        <draw:connector draw:style-name="gr15" draw:text-style-name="P7" draw:layer="layout" svg:x1="16.836cm" svg:y1="12.65cm" svg:x2="15.572cm" svg:y2="17.192cm" draw:start-shape="id3" draw:end-shape="id5" svg:d="M16836 12650v2271h-1264v2271" svg:viewBox="0 0 1265 4543">
          <text:p/>
        </draw:connector>
        <draw:frame draw:style-name="gr14" draw:text-style-name="P9" draw:layer="layout" svg:width="1.984cm" svg:height="0.649cm" svg:x="16.875cm" svg:y="14.194cm">
          <draw:text-box>
            <text:p text:style-name="P8">Vdc/gnd</text:p>
          </draw:text-box>
        </draw:frame>
        <draw:frame draw:style-name="gr2" draw:text-style-name="P2" xml:id="id6" draw:id="id6" draw:layer="layout" svg:width="1.944cm" svg:height="1.599cm" svg:x="1.913cm" svg:y="13.218cm">
          <draw:image xlink:href="Pictures/10000000000004B0000003DB7DDA784538EE613C.jpg" xlink:type="simple" xlink:show="embed" xlink:actuate="onLoad" loext:mime-type="image/jpeg">
            <text:p/>
          </draw:image>
        </draw:frame>
        <draw:frame draw:style-name="gr2" draw:text-style-name="P2" xml:id="id7" draw:id="id7" draw:layer="layout" svg:width="2.159cm" svg:height="2.159cm" svg:x="3.603cm" svg:y="15.414cm">
          <draw:image xlink:href="Pictures/10000000000000E1000000E1EF4593F095EDB5AB.jpg" xlink:type="simple" xlink:show="embed" xlink:actuate="onLoad" loext:mime-type="image/jpeg">
            <text:p/>
          </draw:image>
        </draw:frame>
        <draw:connector draw:style-name="gr16" draw:text-style-name="P7" draw:layer="layout" svg:x1="2.885cm" svg:y1="13.218cm" svg:x2="9.734cm" svg:y2="9.636cm" draw:start-shape="id6" draw:start-glue-point="0" draw:end-shape="id1" svg:d="M2885 13218v-1791h6849v-1791" svg:viewBox="0 0 6850 3583">
          <text:p/>
        </draw:connector>
        <draw:connector draw:style-name="gr16" draw:text-style-name="P7" draw:layer="layout" svg:x1="9.734cm" svg:y1="9.636cm" svg:x2="5.762cm" svg:y2="16.493cm" draw:start-shape="id1" draw:start-glue-point="2" draw:end-shape="id7" draw:end-glue-point="1" svg:d="M9734 9636v6857h-3972" svg:viewBox="0 0 3973 6858">
          <text:p/>
        </draw:connector>
        <draw:frame draw:style-name="gr14" draw:text-style-name="P9" draw:layer="layout" svg:width="1.984cm" svg:height="0.649cm" svg:x="5.635cm" svg:y="16.684cm">
          <draw:text-box>
            <text:p text:style-name="P8">hom/gnd</text:p>
          </draw:text-box>
        </draw:frame>
        <draw:frame draw:style-name="gr17" draw:text-style-name="P9" draw:layer="layout" svg:width="2.413cm" svg:height="0.649cm" svg:x="1.825cm" svg:y="12.493cm">
          <draw:text-box>
            <text:p text:style-name="P8">lim+/gnd</text:p>
          </draw:text-box>
        </draw:frame>
        <draw:frame draw:style-name="gr2" draw:text-style-name="P2" xml:id="id9" draw:id="id9" draw:layer="layout" svg:width="3.318cm" svg:height="3.318cm" svg:x="17.51cm" svg:y="3.015cm">
          <draw:image xlink:href="Pictures/100000000000022600000226F2A91FC68BBCBA26.jpg" xlink:type="simple" xlink:show="embed" xlink:actuate="onLoad" loext:mime-type="image/jpeg">
            <text:p/>
          </draw:image>
        </draw:frame>
        <draw:frame draw:style-name="gr2" draw:text-style-name="P2" xml:id="id8" draw:id="id8" draw:layer="layout" svg:width="1.944cm" svg:height="1.599cm" svg:x="4.517cm" svg:y="13.232cm">
          <draw:image xlink:href="Pictures/10000000000004B0000003DB7DDA784538EE613C.jpg" xlink:type="simple" xlink:show="embed" xlink:actuate="onLoad" loext:mime-type="image/jpeg">
            <text:p/>
          </draw:image>
        </draw:frame>
        <draw:frame draw:style-name="gr17" draw:text-style-name="P9" draw:layer="layout" svg:width="2.413cm" svg:height="0.649cm" svg:x="4.365cm" svg:y="12.493cm">
          <draw:text-box>
            <text:p text:style-name="P8">lim-/gnd</text:p>
          </draw:text-box>
        </draw:frame>
        <draw:connector draw:style-name="gr18" draw:text-style-name="P7" draw:layer="layout" svg:x1="5.489cm" svg:y1="13.232cm" svg:x2="9.734cm" svg:y2="9.636cm" draw:start-shape="id8" draw:start-glue-point="0" draw:end-shape="id1" draw:end-glue-point="2" svg:d="M5489 13232v-1798h4245v-1798" svg:viewBox="0 0 4246 3597">
          <text:p/>
        </draw:connector>
        <draw:frame draw:style-name="gr19" draw:text-style-name="P2" xml:id="id10" draw:id="id10" draw:layer="layout" svg:width="2.067cm" svg:height="4.89cm" svg:x="23.317cm" svg:y="2.015cm">
          <draw:image xlink:href="Pictures/10000000000002000000020089C0BEAE326AB700.jpg" xlink:type="simple" xlink:show="embed" xlink:actuate="onLoad" loext:mime-type="image/jpeg">
            <text:p/>
          </draw:image>
        </draw:frame>
        <draw:connector draw:style-name="gr20" draw:text-style-name="P7" draw:layer="layout" svg:x1="20.828cm" svg:y1="4.674cm" svg:x2="23.317cm" svg:y2="4.46cm" draw:start-shape="id9" draw:start-glue-point="1" draw:end-shape="id10" draw:end-glue-point="3" svg:d="M20828 4674h1245v-214h1244" svg:viewBox="0 0 2490 215">
          <text:p/>
        </draw:connector>
        <draw:connector draw:style-name="gr21" draw:text-style-name="P7" draw:layer="layout" svg:x1="17.51cm" svg:y1="4.674cm" svg:x2="10.607cm" svg:y2="5.917cm" draw:start-shape="id9" draw:start-glue-point="3" svg:d="M17510 4674h-3701v1243h-3202" svg:viewBox="0 0 6904 1244">
          <text:p/>
        </draw:connector>
        <draw:frame draw:style-name="gr22" draw:text-style-name="P9" draw:layer="layout" svg:width="1.772cm" svg:height="1.445cm" svg:x="15.23cm" svg:y="4.824cm">
          <draw:text-box>
            <text:p text:style-name="P8">vcc<text:line-break/>v1<text:line-break/>gnd</text:p>
          </draw:text-box>
        </draw:frame>
        <draw:frame draw:style-name="gr2" draw:text-style-name="P2" xml:id="id11" draw:id="id11" draw:layer="layout" svg:width="2.585cm" svg:height="2.667cm" svg:x="10.525cm" svg:y="13.382cm">
          <draw:image xlink:href="Pictures/10000000000000DD000000E4A881E4A63D256FB8.jpg" xlink:type="simple" xlink:show="embed" xlink:actuate="onLoad" loext:mime-type="image/jpeg">
            <text:p/>
          </draw:image>
        </draw:frame>
        <draw:connector draw:style-name="gr23" draw:text-style-name="P7" draw:layer="layout" draw:line-skew="-0.096cm" svg:x1="9.734cm" svg:y1="9.636cm" svg:x2="11.817cm" svg:y2="13.382cm" draw:start-shape="id1" draw:end-shape="id11" svg:d="M9734 9636v1777h2083v1969" svg:viewBox="0 0 2084 3747">
          <text:p/>
        </draw:connector>
        <draw:frame draw:style-name="gr24" draw:text-style-name="P9" draw:layer="layout" svg:width="2.407cm" svg:height="0.649cm" svg:x="11.737cm" svg:y="12.479cm">
          <draw:text-box>
            <text:p text:style-name="P8">probe/gnd</text:p>
          </draw:text-box>
        </draw:frame>
        <draw:frame draw:style-name="gr2" draw:text-style-name="P2" xml:id="id12" draw:id="id12" draw:layer="layout" svg:width="3.025cm" svg:height="3.53cm" svg:x="1.698cm" svg:y="6.778cm">
          <draw:image xlink:href="Pictures/1000000000000449000005000E0AC252128F1B5A.jpg" xlink:type="simple" xlink:show="embed" xlink:actuate="onLoad" loext:mime-type="image/jpeg">
            <text:p/>
          </draw:image>
        </draw:frame>
        <draw:connector draw:style-name="gr25" draw:text-style-name="P7" draw:layer="layout" svg:x1="4.723cm" svg:y1="8.543cm" svg:x2="7.858cm" svg:y2="7.286cm" draw:start-shape="id12" draw:start-glue-point="1" draw:end-shape="id1" svg:d="M4723 8543h1568v-1257h1567" svg:viewBox="0 0 3136 1258">
          <text:p/>
        </draw:connector>
        <draw:frame draw:style-name="gr14" draw:text-style-name="P9" draw:layer="layout" svg:width="1.349cm" svg:height="1.047cm" svg:x="5.127cm" svg:y="7.35cm">
          <draw:text-box>
            <text:p text:style-name="P8">stop<text:line-break/>gnd</text:p>
          </draw:text-box>
        </draw:frame>
        <draw:frame draw:style-name="gr26" draw:text-style-name="P9" draw:layer="layout" svg:width="1.56cm" svg:height="0.698cm" svg:x="21.728cm" svg:y="3.794cm">
          <draw:text-box>
            <text:p text:style-name="P8">u/v/w</text:p>
          </draw:text-box>
        </draw:frame>
        <draw:frame draw:style-name="gr2" draw:text-style-name="P2" xml:id="id13" draw:id="id13" draw:layer="layout" svg:width="1.935cm" svg:height="1.935cm" svg:x="15.287cm" svg:y="1.19cm">
          <draw:image xlink:href="Pictures/10000000000000E1000000E1FBE69313DC80A928.jpg" xlink:type="simple" xlink:show="embed" xlink:actuate="onLoad" loext:mime-type="image/jpeg">
            <text:p/>
          </draw:image>
        </draw:frame>
        <draw:connector draw:style-name="gr27" draw:text-style-name="P7" draw:layer="layout" svg:x1="17.222cm" svg:y1="2.157cm" svg:x2="19.169cm" svg:y2="3.015cm" draw:start-shape="id13" draw:start-glue-point="1" draw:end-shape="id9" svg:d="M17222 2157h1947v858" svg:viewBox="0 0 1948 859">
          <text:p/>
        </draw:connector>
        <draw:frame draw:style-name="gr2" draw:text-style-name="P2" xml:id="id14" draw:id="id14" draw:layer="layout" svg:width="1.935cm" svg:height="1.935cm" svg:x="20.367cm" svg:y="16.781cm">
          <draw:image xlink:href="Pictures/10000000000000E1000000E1FBE69313DC80A928.jpg" xlink:type="simple" xlink:show="embed" xlink:actuate="onLoad" loext:mime-type="image/jpeg">
            <text:p/>
          </draw:image>
        </draw:frame>
        <draw:connector draw:style-name="gr27" draw:text-style-name="P7" draw:layer="layout" svg:x1="17.509cm" svg:y1="18.557cm" svg:x2="20.367cm" svg:y2="17.748cm" draw:start-shape="id5" draw:end-shape="id14" draw:end-glue-point="3" svg:d="M17509 18557h1429v-809h1429" svg:viewBox="0 0 2859 810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24T20:12:03.221698120</meta:creation-date>
    <meta:generator>LibreOffice/6.3.6.2$Linux_X86_64 LibreOffice_project/30$Build-2</meta:generator>
    <dc:date>2020-07-25T13:12:24.847055460</dc:date>
    <meta:editing-duration>PT16H49M29S</meta:editing-duration>
    <meta:editing-cycles>52</meta:editing-cycles>
    <meta:document-statistic meta:object-count="49"/>
  </office:meta>
</office:document-meta>
</file>